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 style:font-name="Arial" fo:font-weight="bold" officeooo:paragraph-rsid="001b3c6e" style:font-weight-asian="bold"/>
    </style:style>
    <style:style style:name="P2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 style:font-name="Arial" officeooo:paragraph-rsid="001b3c6e"/>
    </style:style>
    <style:style style:name="P3" style:family="paragraph" style:parent-style-name="Text_20_body" style:list-style-name="L1">
      <style:paragraph-properties fo:margin-top="0.265cm" fo:margin-bottom="0.265cm" loext:contextual-spacing="false" fo:text-align="justify" style:justify-single-word="false" fo:orphans="2" fo:widows="2"/>
      <style:text-properties fo:color="#000000" style:font-name="Arial" officeooo:paragraph-rsid="001b3c6e"/>
    </style:style>
    <style:style style:name="P4" style:family="paragraph" style:parent-style-name="Text_20_body" style:list-style-name="L1">
      <style:paragraph-properties fo:margin-top="0.265cm" fo:margin-bottom="0.265cm" loext:contextual-spacing="false" fo:text-align="justify" style:justify-single-word="false" fo:orphans="2" fo:widows="2"/>
      <style:text-properties fo:color="#000000" style:font-name="Arial" officeooo:paragraph-rsid="001b3c6e"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0.265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POSIBLES EXCEPCIONES A CONTROLAR</text:p>
      <text:p text:style-name="P2"/>
      <text:p text:style-name="P2">BaseException: Clase de la que heredan todas las excepciones.</text:p>
      <text:list xml:id="list757535904" text:style-name="L1">
        <text:list-item>
          <text:p text:style-name="P3">Exception(BaseException): Super clase de todas las excepciones que no sean de salida.</text:p>
        </text:list-item>
        <text:list-item>
          <text:p text:style-name="P3"><text:span text:style-name="T2">GeneratorExit(Exception): Se pide que se salga de un</text:span> generador.</text:p>
        </text:list-item>
        <text:list-item>
          <text:p text:style-name="P3">StandarError(Exception): Clase base para todas las excepciones que no tengan que ver con salir del intérprete.</text:p>
        </text:list-item>
        <text:list-item>
          <text:p text:style-name="P3">ArithmeticError(StandardError): Clase base para los errores aritméticos.</text:p>
        </text:list-item>
        <text:list-item>
          <text:p text:style-name="P3">FloatingPointError(ArithmeticError): Error en una operación de coma flotante.</text:p>
        </text:list-item>
        <text:list-item>
          <text:p text:style-name="P3">OverflowError(ArithmeticError): Resultado demasiado grande para poder representarse.</text:p>
        </text:list-item>
        <text:list-item>
          <text:p text:style-name="P3"><text:span text:style-name="T2">ZeroDivisionError(ArithmeticError): Lanzada cuando el segundo argumento de una operación de división o módulo era </text:span>0</text:p>
        </text:list-item>
        <text:list-item>
          <text:p text:style-name="P3">AssertionError(StandardError): Falló la condición de un estamento assert.</text:p>
        </text:list-item>
        <text:list-item>
          <text:p text:style-name="P3">AttributeError(StandardError): No se encontró el atributo.</text:p>
        </text:list-item>
        <text:list-item>
          <text:p text:style-name="P3">EOFError(StandardError): Se intentó leer más allá del final de fichero.</text:p>
        </text:list-item>
        <text:list-item>
          <text:p text:style-name="P3">EnvironmentError(StandardError): Clase padre de los errores relacionados con la entrada/salida.</text:p>
        </text:list-item>
        <text:list-item>
          <text:p text:style-name="P3">I<text:span text:style-name="T2">OError(EnvironmentError): Error en una operación de entrada/salid</text:span>a.</text:p>
        </text:list-item>
        <text:list-item>
          <text:p text:style-name="P3">OSError(EnvironmentError): Error en una llamada a sistema.</text:p>
        </text:list-item>
        <text:list-item>
          <text:p text:style-name="P3">WindowsError(OSError): Error en una llamada a sistema en Windows.</text:p>
        </text:list-item>
        <text:list-item>
          <text:p text:style-name="P3">ImportError(StandardError): No se encuentra el módulo o el elemento del módulo que se quería importar.</text:p>
        </text:list-item>
        <text:list-item>
          <text:p text:style-name="P3">LookupError(StandardError): Clase padre de los errores de acceso.</text:p>
        </text:list-item>
        <text:list-item>
          <text:p text:style-name="P3">IndexError(LookupError): El índice de la secuencia está fuera del rango posible.</text:p>
        </text:list-item>
        <text:list-item>
          <text:p text:style-name="P3"><text:span text:style-name="T2">KeyError(LookupError): La clave no existe</text:span>.</text:p>
        </text:list-item>
        <text:list-item>
          <text:p text:style-name="P3">MemoryError(StandardError): No queda memoria suficiente.</text:p>
        </text:list-item>
        <text:list-item>
          <text:p text:style-name="P3">NameError(StandardError): No se encontró ningún elemento con ese nombre.</text:p>
        </text:list-item>
        <text:list-item>
          <text:p text:style-name="P3"><text:soft-page-break/>UnboundLocalError(NameError): El nombre no está asociado a ninguna variable.</text:p>
        </text:list-item>
        <text:list-item>
          <text:p text:style-name="P3">ReferenceError(StandardError): El objeto no tiene ninguna referencia fuerte apuntando hacia él.</text:p>
        </text:list-item>
        <text:list-item>
          <text:p text:style-name="P3">RuntimeError(StandardError): Error en tiempo de ejecución no especificado.</text:p>
        </text:list-item>
        <text:list-item>
          <text:p text:style-name="P3">NotImplementedError(RuntimeError): Ese método o función no está implementado.</text:p>
        </text:list-item>
        <text:list-item>
          <text:p text:style-name="P3">SyntaxError(StandardError): Clase padre para los errores sintácticos.</text:p>
        </text:list-item>
        <text:list-item>
          <text:p text:style-name="P3">IndentationError(SyntaxError): Error en la indentación del archivo.</text:p>
        </text:list-item>
        <text:list-item>
          <text:p text:style-name="P3">TabError(IndentationError): Error debido a la mezcla de espacios y tabuladores.</text:p>
        </text:list-item>
        <text:list-item>
          <text:p text:style-name="P3">SystemError(StandardError): Error interno del intérprete.</text:p>
        </text:list-item>
        <text:list-item>
          <text:p text:style-name="P4">TypeError(StandardError): Tipo de argumento no apropiado.</text:p>
        </text:list-item>
        <text:list-item>
          <text:p text:style-name="P3"><text:span text:style-name="T2">ValueError(StandardError): Valor del argum</text:span>ento no apropiado.</text:p>
        </text:list-item>
        <text:list-item>
          <text:p text:style-name="P3">UnicodeError(ValueError): Clase padre para los errores relacionados con unicode.</text:p>
        </text:list-item>
        <text:list-item>
          <text:p text:style-name="P3">UnicodeDecodeError(UnicodeError): Error de decodificación unicode.</text:p>
        </text:list-item>
        <text:list-item>
          <text:p text:style-name="P3">UnicodeEncodeError(UnicodeError): Error de codificación unicode.</text:p>
        </text:list-item>
        <text:list-item>
          <text:p text:style-name="P3">UnicodeTranslateError(UnicodeError): Error de traducción unicode.</text:p>
        </text:list-item>
        <text:list-item>
          <text:p text:style-name="P3">StopIteration(Exception): Se utiliza para indicar el final del iterador.</text:p>
        </text:list-item>
        <text:list-item>
          <text:p text:style-name="P3">Warning(Exception): Clase padre para los avisos.</text:p>
        </text:list-item>
        <text:list-item>
          <text:p text:style-name="P3">DeprecationWarning(Warning): Clase padre para avisos sobre características obsoletas.</text:p>
        </text:list-item>
        <text:list-item>
          <text:p text:style-name="P3">FutureWarning(Warning): Aviso. La semántica de la construcción cambiará en un futuro.</text:p>
        </text:list-item>
        <text:list-item>
          <text:p text:style-name="P3">ImportWarning(Warning): Aviso sobre posibles errores a la hora de importar.</text:p>
        </text:list-item>
        <text:list-item>
          <text:p text:style-name="P3">PendingDeprecationWarning(Warning): Aviso sobre características que se marcarán como obsoletas en un futuro próximo.</text:p>
        </text:list-item>
        <text:list-item>
          <text:p text:style-name="P3">RuntimeWarning(Warning): Aviso sobre comportmaientos dudosos en tiempo de ejecución.</text:p>
        </text:list-item>
        <text:list-item>
          <text:p text:style-name="P3">SyntaxWarning(Warning): Aviso sobre sintaxis dudosa.</text:p>
        </text:list-item>
        <text:list-item>
          <text:p text:style-name="P3"><text:soft-page-break/>UnicodeWarning(Warning): Aviso sobre problemas relacionados con Unicode, sobre todo con problemas de conversión.</text:p>
        </text:list-item>
        <text:list-item>
          <text:p text:style-name="P3">UserWarning(Warning): Clase padre para avisos creados por el programador.</text:p>
        </text:list-item>
        <text:list-item>
          <text:p text:style-name="P3">KeyboardInterrupt(BaseException): El programa fué interrumpido por el usuario.</text:p>
        </text:list-item>
        <text:list-item>
          <text:p text:style-name="P3">SystemExit(BaseException): Petición del intérprete para terminar la ejecució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32S</meta:editing-duration>
    <meta:editing-cycles>4</meta:editing-cycles>
    <meta:generator>LibreOffice/6.1.0.3$Windows_X86_64 LibreOffice_project/efb621ed25068d70781dc026f7e9c5187a4decd1</meta:generator>
    <dc:date>2018-12-17T19:25:28.801000000</dc:date>
    <meta:document-statistic meta:table-count="0" meta:image-count="0" meta:object-count="0" meta:page-count="3" meta:paragraph-count="48" meta:word-count="455" meta:character-count="3602" meta:non-whitespace-character-count="3241"/>
    <meta:user-defined meta:name="Info 1"/>
    <meta:user-defined meta:name="Info 2"/>
    <meta:user-defined meta:name="Info 3"/>
    <meta:user-defined meta:name="Info 4"/>
  </office:meta>
</office:document-meta>
</file>